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/>
    </style:style>
    <style:style style:name="gr2" style:family="graphic" style:parent-style-name="standard">
      <style:graphic-properties draw:stroke="solid" svg:stroke-width="0.009cm" svg:stroke-color="#c5c5c5" draw:fill="none" fo:padding-top="0.004cm" fo:padding-bottom="0.004cm" fo:padding-left="0.004cm" fo:padding-right="0.004cm"/>
    </style:style>
    <style:style style:name="gr3" style:family="graphic" style:parent-style-name="Axis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ment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style:text-position="sub 58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ing_5f_template">
        <draw:path draw:style-name="gr1" draw:layer="layout" svg:width="1.785cm" svg:height="2.89cm" svg:x="3.281cm" svg:y="2.704cm" svg:viewBox="0 0 1786 2891" svg:d="m1720 2877c-186 108-707-446-1164-1237s-676-1519-490-1627c186-107 707 447 1164 1238s676 1519 490 1626z">
          <text:p/>
        </draw:path>
        <draw:path draw:style-name="gr2" draw:layer="layout" svg:width="1.785cm" svg:height="2.89cm" svg:x="4.448cm" svg:y="2.704cm" svg:viewBox="0 0 1786 2891" svg:d="m1720 2877c-186 108-707-446-1164-1237-456-791-676-1519-490-1627 187-107 708 447 1164 1238 457 791 676 1519 490 1626z">
          <text:p/>
        </draw:path>
        <draw:path draw:style-name="gr2" draw:layer="layout" svg:width="1.785cm" svg:height="2.89cm" svg:x="5.616cm" svg:y="2.704cm" svg:viewBox="0 0 1786 2891" svg:d="m1719 2877c-186 108-707-446-1163-1237-457-791-676-1519-490-1627 186-107 707 447 1164 1238 456 791 676 1519 489 1626z">
          <text:p/>
        </draw:path>
        <draw:path draw:style-name="gr2" draw:layer="layout" svg:width="1.785cm" svg:height="2.89cm" svg:x="6.783cm" svg:y="2.704cm" svg:viewBox="0 0 1786 2891" svg:d="m1720 2877c-186 108-707-446-1164-1237s-676-1519-490-1627c186-107 707 447 1164 1238s676 1519 490 1626z">
          <text:p/>
        </draw:path>
        <draw:path draw:style-name="gr2" draw:layer="layout" svg:width="1.785cm" svg:height="2.89cm" svg:x="4.448cm" svg:y="6.206cm" svg:viewBox="0 0 1786 2891" svg:d="m1720 2877c-186 108-707-446-1164-1237-456-791-676-1519-490-1627 187-107 708 447 1164 1238 457 791 676 1519 490 1626z">
          <text:p/>
        </draw:path>
        <draw:path draw:style-name="gr2" draw:layer="layout" svg:width="1.785cm" svg:height="2.89cm" svg:x="5.616cm" svg:y="6.206cm" svg:viewBox="0 0 1786 2891" svg:d="m1719 2877c-186 108-707-446-1163-1237-457-791-676-1519-490-1627 186-107 707 447 1164 1238 456 791 676 1519 489 1626z">
          <text:p/>
        </draw:path>
        <draw:path draw:style-name="gr2" draw:layer="layout" svg:width="1.785cm" svg:height="2.89cm" svg:x="6.783cm" svg:y="6.206cm" svg:viewBox="0 0 1786 2891" svg:d="m1720 2877c-186 108-707-446-1164-1237s-676-1519-490-1627c186-107 707 447 1164 1238s676 1519 490 1626z">
          <text:p/>
        </draw:path>
        <draw:path draw:style-name="gr2" draw:layer="layout" svg:width="1.785cm" svg:height="2.89cm" svg:x="7.95cm" svg:y="6.206cm" svg:viewBox="0 0 1786 2891" svg:d="m1720 2877c-186 108-707-446-1164-1237-456-791-676-1519-490-1627 186-107 707 447 1164 1238s676 1519 490 1626z">
          <text:p/>
        </draw:path>
        <draw:polygon draw:style-name="gr2" draw:layer="layout" svg:width="3.112cm" svg:height="3.501cm" svg:x="3.684cm" svg:y="2.328cm" svg:viewBox="0 0 3113 3502" draw:points="0,0 1167,0 3113,3502 1945,3502">
          <text:p/>
        </draw:polygon>
        <draw:polygon draw:style-name="gr2" draw:layer="layout" svg:width="3.112cm" svg:height="3.501cm" svg:x="4.851cm" svg:y="2.328cm" svg:viewBox="0 0 3113 3502" draw:points="0,0 1167,0 3113,3502 1946,3502">
          <text:p/>
        </draw:polygon>
        <draw:polygon draw:style-name="gr2" draw:layer="layout" svg:width="3.112cm" svg:height="3.5cm" svg:x="3.684cm" svg:y="5.83cm" svg:viewBox="0 0 3113 3501" draw:points="0,0 1167,0 3113,3501 1945,3501">
          <text:p/>
        </draw:polygon>
        <draw:polygon draw:style-name="gr2" draw:layer="layout" svg:width="3.112cm" svg:height="3.5cm" svg:x="4.851cm" svg:y="5.83cm" svg:viewBox="0 0 3113 3501" draw:points="0,0 1167,0 3113,3501 1946,3501">
          <text:p/>
        </draw:polygon>
        <draw:polygon draw:style-name="gr2" draw:layer="layout" svg:width="3.111cm" svg:height="3.5cm" svg:x="7.186cm" svg:y="5.83cm" svg:viewBox="0 0 3112 3501" draw:points="0,0 1167,0 3112,3501 1945,3501">
          <text:p/>
        </draw:polygon>
        <draw:polygon draw:style-name="gr2" draw:layer="layout" svg:width="3.112cm" svg:height="3.501cm" svg:x="6.018cm" svg:y="2.328cm" svg:viewBox="0 0 3113 3502" draw:points="0,0 1168,0 3113,3502 1946,3502">
          <text:p/>
        </draw:polygon>
        <draw:polygon draw:style-name="Line_20_Drawing" draw:layer="layout" svg:width="3.112cm" svg:height="3.501cm" svg:x="2.516cm" svg:y="2.328cm" svg:viewBox="0 0 3113 3502" draw:points="0,0 1946,3502 3113,3502 1168,0">
          <text:p/>
        </draw:polygon>
        <draw:polygon draw:style-name="gr1" draw:layer="layout" svg:width="0.563cm" svg:height="0.32cm" svg:x="6.826cm" svg:y="5.265cm" svg:viewBox="0 0 564 321" draw:points="0,0 554,0 564,175 544,263 496,321 340,282 223,205 19,10">
          <text:p/>
        </draw:polygon>
        <draw:polygon draw:style-name="gr1" draw:layer="layout" svg:width="0.797cm" svg:height="2.003cm" svg:x="6.777cm" svg:y="6.219cm" svg:viewBox="0 0 798 2004" draw:points="798,603 632,360 477,223 370,126 272,48 146,0 78,0 20,68 10,155 0,253 29,369 88,603 185,875 350,1225 477,1459 584,1663 798,2004 788,593">
          <text:p/>
        </draw:polygon>
        <draw:polygon draw:style-name="gr1" draw:layer="layout" svg:width="0.942cm" svg:height="1.905cm" svg:x="6.427cm" svg:y="6.822cm" svg:viewBox="0 0 943 1906" draw:points="0,0 175,253 331,506 467,729 574,934 710,1216 817,1459 885,1663 943,1897 360,1906 185,1683 0,1449 0,233">
          <text:p/>
        </draw:polygon>
        <draw:polygon draw:style-name="Line_20_Drawing" draw:layer="layout" svg:width="1.167cm" svg:height="3.501cm" svg:x="6.407cm" svg:y="5.246cm" svg:viewBox="0 0 1168 3502" draw:points="0,3502 1168,3502 1168,0 0,0">
          <text:p/>
        </draw:polygon>
        <draw:line draw:style-name="gr3" draw:text-style-name="P1" draw:layer="layout" svg:x1="2.5cm" svg:y1="7cm" svg:x2="10.5cm" svg:y2="7cm">
          <text:p/>
        </draw:line>
        <draw:line draw:style-name="gr3" draw:text-style-name="P1" draw:layer="layout" svg:x1="7cm" svg:y1="9.5cm" svg:x2="7cm" svg:y2="2cm">
          <text:p/>
        </draw:line>
        <draw:frame draw:style-name="gr4" draw:layer="layout" svg:width="1.078cm" svg:height="0.964cm" svg:x="1.375cm" svg:y="3.625cm">
          <draw:text-box>
            <text:p>L<text:span text:style-name="T1">1,j</text:span></text:p>
          </draw:text-box>
        </draw:frame>
        <draw:line draw:style-name="gr5" draw:text-style-name="P1" draw:layer="layout" svg:x1="2.25cm" svg:y1="2.375cm" svg:x2="2.25cm" svg:y2="5.75cm">
          <text:p/>
        </draw:line>
        <draw:line draw:style-name="gr5" draw:text-style-name="P1" draw:layer="layout" svg:x1="2.5cm" svg:y1="2.125cm" svg:x2="3.625cm" svg:y2="2.125cm">
          <text:p/>
        </draw:line>
        <draw:frame draw:style-name="gr4" draw:layer="layout" svg:width="1.078cm" svg:height="0.964cm" svg:x="2.547cm" svg:y="1.25cm">
          <draw:text-box>
            <text:p>L<text:span text:style-name="T1">2,j</text:span></text:p>
          </draw:text-box>
        </draw:frame>
        <draw:frame draw:style-name="gr4" draw:layer="layout" svg:width="1.044cm" svg:height="0.964cm" svg:x="10cm" svg:y="6.875cm">
          <draw:text-box>
            <text:p><text:span text:style-name="T2">ω</text:span><text:span text:style-name="T3">1</text:span></text:p>
          </draw:text-box>
        </draw:frame>
        <draw:frame draw:style-name="gr4" draw:layer="layout" svg:width="1.044cm" svg:height="0.964cm" svg:x="7cm" svg:y="1.661cm">
          <draw:text-box>
            <text:p><text:span text:style-name="T2">ω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  <style:style style:name="Measurement" style:family="graphic" style:parent-style-name="Axis">
      <style:graphic-properties draw:marker-start="Arrow" draw:marker-start-width="0.1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11:35:20</meta:creation-date>
    <meta:editing-duration>PT40M16S</meta:editing-duration>
    <meta:editing-cycles>3</meta:editing-cycles>
    <meta:generator>LibreOffice/3.5$Linux_X86_64 LibreOffice_project/350m1$Build-3</meta:generator>
    <dc:date>2012-08-13T12:28:25</dc:date>
    <meta:document-statistic meta:object-count="27"/>
  </office:meta>
</office:document-meta>
</file>